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 style:list-style-name="L3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1.0</text:h>
      <text:p text:style-name="P1"/>
      <text:h text:style-name="Heading_20_2" text:outline-level="2">1. Opis</text:h>
      <text:p text:style-name="P1">Dokument sadrži sve bitne artifakte vezane za model baze podataka modula RNAL, s ciljem bržeg upoznavanja i boljeg razumjevanja pojedinih dijelova baze kao i kompletne baze.</text:p>
      <text:p text:style-name="P1">Datum posljednjeg ažuriranja: 31.10.2006.</text:p>
      <text:p text:style-name="P1"/>
      <text:h text:style-name="Heading_20_2" text:outline-level="2">2. Podaci i baza</text:h>
      <text:p text:style-name="P1">Na sljedećem linku se mogu vidjeti uzorci i pregledi podataka tabela sa svojim referencama:</text:p>
      <text:p text:style-name="P1"/>
      <text:list text:style-name="L1">
        <text:list-item>
          <text:p text:style-name="P2"><text:a xlink:type="simple" xlink:href="http://repos.sigma-com.net/dev/Fmk/RNAL/db/model/rnal_model.ods">rnal_model spredsheet uzorci podataka</text:a></text:p>
        </text:list-item>
      </text:list>
      <text:p text:style-name="P1"/>
      <text:p text:style-name="P1">Model RNAL se nalazi u bazi HSQLDB, te se može otvoriti i putem Open Office-a.</text:p>
      <text:p text:style-name="P1"/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ile formatu, te je prije korištenja treba i raspakovati na željenu lokaciju. Nakon što raspakujem bazu otvorim oo writer aplikaciju, i biram File-&gt;New-&gt;Database.</text:p>
      <text:p text:style-name="P1">Sa database wizarda odabiremo <text:span text:style-name="T1">Conect to existing database</text:span> te kao driver ostavljamo <text:span text:style-name="T2">JDBC</text:span>. </text:p>
      <text:p text:style-name="P1"/>
      <text:p text:style-name="P1">U polje <text:span text:style-name="T3">datasource url</text:span> navodimo sljedeće:</text:p>
      <text:p text:style-name="P1"/>
      <text:list text:style-name="L2">
        <text:list-item>
          <text:p text:style-name="P3"><text:span text:style-name="T2">jdbc:hsqldb:file:</text:span>&lt;lokacija baze + naziv baze&gt;</text:p>
        </text:list-item>
        <text:list-item>
          <text:p text:style-name="P4">primjer windows: <text:span text:style-name="T4">jdbc:hsqldb:</text:span><text:a xlink:type="simple" xlink:href="../../../../../../test_database/rnal.db">file:c:\rnal_database\rnal.db</text:a></text:p>
        </text:list-item>
        <text:list-item>
          <text:p text:style-name="P4">primjer linux: <text:span text:style-name="T4">jdbc:hsqldb:</text:span><text:a xlink:type="simple" xlink:href="/home/user/rnal_database/rnal.db">file:/home/user/rnal_database/rnal.db</text:a></text:p>
        </text:list-item>
      </text:list>
      <text:p text:style-name="P5">(primjer: ako smo raspakovali bazu u folder <text:span text:style-name="T4">rnal_database</text:span>)</text:p>
      <text:p text:style-name="P6"/>
      <text:p text:style-name="P6">U polje <text:span text:style-name="T3">driver class</text:span> navodimo sljedeće: <text:span text:style-name="T2">org.hsqldb.jdbcDriver</text:span></text:p>
      <text:p text:style-name="P6">Username za korištenje baze je: <text:span text:style-name="T4">sa</text:span></text:p>
      <text:p text:style-name="P6"/>
      <text:p text:style-name="P6">Nakon ovih podešenja samo registrujemo bazu unutar oo aplikacije.</text:p>
      <text:p text:style-name="P6"/>
      <text:h text:style-name="Heading_20_2" text:outline-level="2">3. Grafički dijagrami</text:h>
      <text:p text:style-name="P1"/>
      <text:list text:style-name="L3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5">ER dijagram</text:span></text:a><text:span text:style-name="T6"> (*)</text:span></text:p>
                </text:list-item>
                <text:list-item>
                  <text:p text:style-name="P8"><text:a xlink:type="simple" xlink:href="http://repos.sigma-com.net/dev/Fmk/RNAL/db/model/rnal_model.png" office:name="rnal.png">PNG ER dijagram</text:a></text:p>
                </text:list-item>
                <text:list-item>
                  <text:p text:style-name="P8"><text:a xlink:type="simple" xlink:href="http://repos.sigma-com.net/dev/Fmk/RNAL/db/model/rnal_model_wdata.png" office:name="rnal_model_wdata.png">PNG ER dijagram sa uzorkom podataka</text:a></text:p>
                </text:list-item>
              </text:list>
            </text:list-item>
          </text:list>
        </text:list-item>
      </text:list>
      <text:p text:style-name="P1"/>
      <text:p text:style-name="P9">Napomene:</text:p>
      <text:p text:style-name="P1"><text:span text:style-name="T7">(*) zahtjeva</text:span> <text:a xlink:type="simple" xlink:href="http://www.inkscape.org/" office:name="inkscape" office:target-frame-name="_blank" xlink:show="new">inkscape</text:a> <text:span text:style-name="T7">verziju &gt;= 0.40*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0-31T14:20:23</dc:date>
    <dc:language>en-US</dc:language>
    <meta:editing-cycles>8</meta:editing-cycles>
    <meta:editing-duration>PT4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37" meta:character-count="1503"/>
  </office:meta>
</office:document-meta>
</file>